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aliação do link Padrão" table:style-name="ta1">
        <table:shapes>
          <draw:frame draw:z-index="0" draw:style-name="gr1" draw:text-style-name="P1" svg:width="194.23pt" svg:height="88.84pt" svg:x="845.8pt" svg:y="5.27pt">
            <loext:p draw:notify-on-update-of-ranges="'Avaliação do link Padrão'.A2:'Avaliação do link Padrão'.A5 'Avaliação do link Padrão'.B1:'Avaliação do link Padrão'.B1 'Avaliação do link Padrão'.B2:'Avaliação do link Padrão'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7pt" svg:height="169.4pt" svg:x="37.39pt" svg:y="185.22pt">
            <loext:p draw:notify-on-update-of-ranges="'Avaliação do link Padrão'.A8:'Avaliação do link Padrão'.A11 'Avaliação do link Padrão'.B7:'Avaliação do link Padrão'.B7 'Avaliação do link Padrão'.B8:'Avaliação do link Padrão'.B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0.72pt" svg:height="213.85pt" svg:x="264.13pt" svg:y="170.9pt">
            <loext:p draw:notify-on-update-of-ranges="'Avaliação do link Padrão'.A8:'Avaliação do link Padrão'.A11 'Avaliação do link Padrão'.C7:'Avaliação do link Padrão'.C7 'Avaliação do link Padrão'.C8:'Avaliação do link Padrão'.C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2.83pt" svg:height="164.89pt" svg:x="574.98pt" svg:y="211.58pt">
            <loext:p draw:notify-on-update-of-ranges="'Avaliação do link Padrão'.A8:'Avaliação do link Padrão'.A11 'Avaliação do link Padrão'.D7:'Avaliação do link Padrão'.D7 'Avaliação do link Padrão'.D8:'Avaliação do link Padrão'.D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9.5" calcext:value-type="float">
            <text:p>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5.3" calcext:value-type="float">
            <text:p>8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udo tc qdisc add dev enp4s0 root netem delay 20ms 10ms 25%</text:p>
          </table:table-cell>
          <table:table-cell/>
        </table:table-row>
      </table:table>
      <table:table table:name="Avaliação do Link com Latência Variável" table:style-name="ta1">
        <table:shapes>
          <draw:frame draw:z-index="0" draw:style-name="gr1" draw:text-style-name="P1" svg:width="295.8pt" svg:height="112.96pt" svg:x="268.53pt" svg:y="97.11pt">
            <loext:p draw:notify-on-update-of-ranges="'Avaliação do Link com Latência Variável'.A10:'Avaliação do Link com Latência Variável'.A13 'Avaliação do Link com Latência Variável'.B9:'Avaliação do Link com Latência Variável'.B9 'Avaliação do Link com Latência Variável'.B10:'Avaliação do Link com Latência Variável'.B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93.21pt" svg:height="134.76pt" svg:x="0.79pt" svg:y="405.81pt">
            <loext:p draw:notify-on-update-of-ranges="'Avaliação do Link com Latência Variável'.A25:'Avaliação do Link com Latência Variável'.A28 'Avaliação do Link com Latência Variável'.B24:'Avaliação do Link com Latência Variável'.B24 'Avaliação do Link com Latência Variável'.B25:'Avaliação do Link com Latência Variável'.B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16.6pt" svg:height="156.61pt" svg:x="244.66pt" svg:y="386.99pt">
            <loext:p draw:notify-on-update-of-ranges="'Avaliação do Link com Latência Variável'.A25:'Avaliação do Link com Latência Variável'.A28 'Avaliação do Link com Latência Variável'.C24:'Avaliação do Link com Latência Variável'.C24 'Avaliação do Link com Latência Variável'.C25:'Avaliação do Link com Latência Variável'.C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231.42pt" svg:height="140.03pt" svg:x="563.3pt" svg:y="402.83pt">
            <loext:p draw:notify-on-update-of-ranges="'Avaliação do Link com Latência Variável'.A25:'Avaliação do Link com Latência Variável'.A28 'Avaliação do Link com Latência Variável'.D24:'Avaliação do Link com Latência Variável'.D24 'Avaliação do Link com Latência Variável'.D25:'Avaliação do Link com Latência Variável'.D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tência Variável: tc qdisc add dev eth0 root netem delay 100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CP Comando servidor: sudo iperf -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mando cliente: iperf -c ip _servidor -i 1 -w X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DP comando servidor: sudo iperf -s -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P comando cliente: iperf -c ip_servidor -u -t 3 -b xyz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valiação do Link com Perda de Pacotes" table:style-name="ta1">
        <table:shapes>
          <draw:frame draw:z-index="0" draw:style-name="gr1" draw:text-style-name="P1" svg:width="222.29pt" svg:height="83.59pt" svg:x="263.62pt" svg:y="103.15pt">
            <loext:p draw:notify-on-update-of-ranges="'Avaliação do Link com Perda de Pacotes'.A9:'Avaliação do Link com Perda de Pacotes'.A9 'Avaliação do Link com Perda de Pacotes'.A10:'Avaliação do Link com Perda de Pacotes'.A13 'Avaliação do Link com Perda de Pacotes'.B9:'Avaliação do Link com Perda de Pacotes'.B9 'Avaliação do Link com Perda de Pacotes'.B10:'Avaliação do Link com Perda de Pacotes'.B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8.46pt" svg:height="122.74pt" svg:x="0pt" svg:y="376.5pt">
            <loext:p draw:notify-on-update-of-ranges="'Avaliação do Link com Perda de Pacotes'.A24:'Avaliação do Link com Perda de Pacotes'.A24 'Avaliação do Link com Perda de Pacotes'.A25:'Avaliação do Link com Perda de Pacotes'.A28 'Avaliação do Link com Perda de Pacotes'.B24:'Avaliação do Link com Perda de Pacotes'.B24 'Avaliação do Link com Perda de Pacotes'.B25:'Avaliação do Link com Perda de Pacotes'.B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84.08pt" svg:height="112.2pt" svg:x="204.35pt" svg:y="383.27pt">
            <loext:p draw:notify-on-update-of-ranges="'Avaliação do Link com Perda de Pacotes'.A24:'Avaliação do Link com Perda de Pacotes'.A24 'Avaliação do Link com Perda de Pacotes'.A25:'Avaliação do Link com Perda de Pacotes'.A28 'Avaliação do Link com Perda de Pacotes'.C24:'Avaliação do Link com Perda de Pacotes'.C24 'Avaliação do Link com Perda de Pacotes'.C25:'Avaliação do Link com Perda de Pacotes'.C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73.11pt" svg:height="106.92pt" svg:x="432.82pt" svg:y="372.73pt">
            <loext:p draw:notify-on-update-of-ranges="'Avaliação do Link com Perda de Pacotes'.A24:'Avaliação do Link com Perda de Pacotes'.A24 'Avaliação do Link com Perda de Pacotes'.A25:'Avaliação do Link com Perda de Pacotes'.A28 'Avaliação do Link com Perda de Pacotes'.D24:'Avaliação do Link com Perda de Pacotes'.D24 'Avaliação do Link com Perda de Pacotes'.D25:'Avaliação do Link com Perda de Pacotes'.D2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erda de Pacotes: tc qdisc change dev eth0 root netem loss 0.1%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CP Comando servidor: sudo iperf -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 comando cliente: iperf -c ip _servidor -i 1 -w X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DP comando servidor: sudo iperf -s -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P comando cliente: iperf -c ip_servidor -u -t 3 -b xyz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manho Pacote TCP</text:p>
          </table:table-cell>
          <table:table-cell office:value-type="string" calcext:value-type="string">
            <text:p>Largura de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38.9" calcext:value-type="float">
            <text:p>3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84.5" calcext:value-type="float">
            <text:p>8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92.2" calcext:value-type="float">
            <text:p>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91.9" calcext:value-type="float">
            <text:p>91.9</text:p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Tamanho Pacote UDP</text:p>
          </table:table-cell>
          <table:table-cell office:value-type="string" calcext:value-type="string">
            <text:p>Largura de Banda</text:p>
          </table:table-cell>
          <table:table-cell table:style-name="ce2" office:value-type="string" calcext:value-type="string">
            <text:p>Jitter</text:p>
          </table:table-cell>
          <table:table-cell office:value-type="string" calcext:value-type="string">
            <text:p>Perda de Pacotes</text:p>
          </table:table-cell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4.99" calcext:value-type="float">
            <text:p>4.99</text:p>
          </table:table-cell>
          <table:table-cell office:value-type="float" office:value="0.012" calcext:value-type="float">
            <text:p>0.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9.98" calcext:value-type="float">
            <text:p>9.98</text:p>
          </table:table-cell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49.3" calcext:value-type="float">
            <text:p>49.3</text:p>
          </table:table-cell>
          <table:table-cell office:value-type="float" office:value="0.017" calcext:value-type="float">
            <text:p>0.017</text:p>
          </table:table-cell>
          <table:table-cell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5:11:57.355564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11:17.205896992</meta:creation-date>
    <dc:date>2017-10-06T15:44:17.764301737</dc:date>
    <meta:editing-duration>PT3M21S</meta:editing-duration>
    <meta:editing-cycles>3</meta:editing-cycles>
    <meta:generator>LibreOffice/5.1.4.2$Linux_X86_64 LibreOffice_project/10m0$Build-2</meta:generator>
    <meta:document-statistic meta:table-count="3" meta:cell-count="10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53cm" svg:height="3.135cm" xlink:href=".." xlink:type="simple" chart:class="chart:line" chart:style-name="ch1">
        <chart:legend chart:legend-position="end" svg:x="3.895cm" svg:y="1.069cm" style:legend-expansion="high" chart:style-name="ch2"/>
        <chart:plot-area chart:style-name="ch3" table:cell-range-address="'Avaliação do link Padrão'.A1:'Avaliação do link Padrão'.B5" chart:data-source-has-labels="both" svg:x="0.137cm" svg:y="0.062cm" svg:width="3.621cm" svg:height="3.011cm">
          <chartooo:coordinate-region svg:x="0.758cm" svg:y="0.261cm" svg:width="2.508cm" svg:height="2.165cm"/>
          <chart:axis chart:dimension="x" chart:name="primary-x" chart:style-name="ch4" chartooo:axis-type="auto">
            <chartooo:date-scale/>
            <chart:categories table:cell-range-address="'Avaliação do link Padrão'.A2:'Avaliação do link Padrão'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2:'Avaliação do link Padrão'.B5" chart:label-cell-address="'Avaliação do link Padrão'.B1:'Avaliação do link Padrão'.B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1:'Avaliação do link Padrã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Padrão'.A2:'Avaliação do link Padrão'.A5</svg:desc>
                </draw:g>
              </table:table-cell>
              <table:table-cell office:value-type="float" office:value="39.5">
                <text:p>39.5</text:p>
                <draw:g>
                  <svg:desc>'Avaliação do link Padrão'.B2:'Avaliação do link Padrão'.B5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4.1">
                <text:p>9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944cm" svg:height="4.331cm" xlink:href=".." xlink:type="simple" chart:class="chart:line" chart:style-name="ch1">
        <chart:legend chart:legend-position="end" svg:x="2.986cm" svg:y="1.667cm" style:legend-expansion="high" chart:style-name="ch2"/>
        <chart:plot-area chart:style-name="ch3" table:cell-range-address="'Avaliação do Link com Perda de Pacotes'.A24:'Avaliação do Link com Perda de Pacotes'.B28" chart:data-source-has-labels="both" svg:x="0.118cm" svg:y="0.086cm" svg:width="2.75cm" svg:height="4.159cm">
          <chartooo:coordinate-region svg:x="0.739cm" svg:y="0.285cm" svg:width="1.797cm" svg:height="3.313cm"/>
          <chart:axis chart:dimension="x" chart:name="primary-x" chart:style-name="ch4" chartooo:axis-type="auto">
            <chartooo:date-scale/>
            <chart:categories table:cell-range-address="'Avaliação do Link com Perda de Pacotes'.A25:'Avaliação do Link com Perda de Pacotes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B25:'Avaliação do Link com Perda de Pacotes'.B28" chart:label-cell-address="'Avaliação do Link com Perda de Pacotes'.B24:'Avaliação do Link com Perda de Pacotes'.B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Perda de Pacotes'.B24:'Avaliação do Link com Perda de Pacotes'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25:'Avaliação do Link com Perda de Pacotes'.A28</svg:desc>
                </draw:g>
              </table:table-cell>
              <table:table-cell office:value-type="float" office:value="0.05">
                <text:p>0.05</text:p>
                <draw:g>
                  <svg:desc>'Avaliação do Link com Perda de Pacotes'.B25:'Avaliação do Link com Perda de Pacotes'.B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49.3">
                <text:p>49.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495cm" svg:height="3.959cm" xlink:href=".." xlink:type="simple" chart:class="chart:line" chart:style-name="ch1">
        <chart:legend chart:legend-position="end" svg:x="4.384cm" svg:y="1.68cm" style:legend-expansion="high" chart:style-name="ch2"/>
        <chart:plot-area chart:style-name="ch3" table:cell-range-address="'Avaliação do Link com Perda de Pacotes'.A24:'Avaliação do Link com Perda de Pacotes'.A28 'Avaliação do Link com Perda de Pacotes'.C24:'Avaliação do Link com Perda de Pacotes'.C28" chart:data-source-has-labels="both" svg:x="0.129cm" svg:y="0.079cm" svg:width="4.126cm" svg:height="3.801cm">
          <chartooo:coordinate-region svg:x="1.227cm" svg:y="0.278cm" svg:width="2.696cm" svg:height="2.955cm"/>
          <chart:axis chart:dimension="x" chart:name="primary-x" chart:style-name="ch4" chartooo:axis-type="auto">
            <chartooo:date-scale/>
            <chart:categories table:cell-range-address="'Avaliação do Link com Perda de Pacotes'.A25:'Avaliação do Link com Perda de Pacotes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C25:'Avaliação do Link com Perda de Pacotes'.C28" chart:label-cell-address="'Avaliação do Link com Perda de Pacotes'.C24:'Avaliação do Link com Perda de Pacotes'.C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com Perda de Pacotes'.C24:'Avaliação do Link com Perda de Pacotes'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25:'Avaliação do Link com Perda de Pacotes'.A28</svg:desc>
                </draw:g>
              </table:table-cell>
              <table:table-cell office:value-type="float" office:value="0.013">
                <text:p>0.013</text:p>
                <draw:g>
                  <svg:desc>'Avaliação do Link com Perda de Pacotes'.C25:'Avaliação do Link com Perda de Pacotes'.C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08cm" svg:height="3.773cm" xlink:href=".." xlink:type="simple" chart:class="chart:line" chart:style-name="ch1">
        <chart:legend chart:legend-position="end" svg:x="3.388cm" svg:y="1.388cm" style:legend-expansion="high" chart:style-name="ch2"/>
        <chart:plot-area chart:style-name="ch3" table:cell-range-address="'Avaliação do Link com Perda de Pacotes'.A24:'Avaliação do Link com Perda de Pacotes'.A28 'Avaliação do Link com Perda de Pacotes'.D24:'Avaliação do Link com Perda de Pacotes'.D28" chart:data-source-has-labels="both" svg:x="0.122cm" svg:y="0.075cm" svg:width="3.144cm" svg:height="3.623cm">
          <chartooo:coordinate-region svg:x="0.743cm" svg:y="0.274cm" svg:width="2.005cm" svg:height="2.777cm"/>
          <chart:axis chart:dimension="x" chart:name="primary-x" chart:style-name="ch4" chartooo:axis-type="auto">
            <chartooo:date-scale/>
            <chart:categories table:cell-range-address="'Avaliação do Link com Perda de Pacotes'.A25:'Avaliação do Link com Perda de Pacotes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D25:'Avaliação do Link com Perda de Pacotes'.D28" chart:label-cell-address="'Avaliação do Link com Perda de Pacotes'.D24:'Avaliação do Link com Perda de Pacotes'.D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com Perda de Pacotes'.D24:'Avaliação do Link com Perda de Pacotes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Perda de Pacotes'.A25:'Avaliação do Link com Perda de Pacotes'.A28</svg:desc>
                </draw:g>
              </table:table-cell>
              <table:table-cell office:value-type="float" office:value="0">
                <text:p>0</text:p>
                <draw:g>
                  <svg:desc>'Avaliação do Link com Perda de Pacotes'.D25:'Avaliação do Link com Perda de Pacotes'.D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8cm" svg:height="5.977cm" xlink:href=".." xlink:type="simple" chart:class="chart:line" chart:style-name="ch1">
        <chart:legend chart:legend-position="end" svg:x="2.43cm" svg:y="2.49cm" style:legend-expansion="high" chart:style-name="ch2"/>
        <chart:plot-area chart:style-name="ch3" table:cell-range-address="'Avaliação do link Padrão'.A7:'Avaliação do link Padrão'.B11" chart:data-source-has-labels="both" svg:x="0.107cm" svg:y="0.119cm" svg:width="2.216cm" svg:height="5.739cm">
          <chartooo:coordinate-region svg:x="0.728cm" svg:y="0.271cm" svg:width="1.595cm" svg:height="4.542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B8:'Avaliação do link Padrão'.B11" chart:label-cell-address="'Avaliação do link Padrão'.B7:'Avaliação do link Padrão'.B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Padrão'.B7:'Avaliação do link Padrão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.05">
                <text:p>0.05</text:p>
                <draw:g>
                  <svg:desc>'Avaliação do link Padrão'.B8:'Avaliação do link Padrão'.B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93cm" svg:height="7.545cm" xlink:href=".." xlink:type="simple" chart:class="chart:line" chart:style-name="ch1">
        <chart:legend chart:legend-position="end" svg:x="6.382cm" svg:y="3.473cm" style:legend-expansion="high" chart:style-name="ch2"/>
        <chart:plot-area chart:style-name="ch3" table:cell-range-address="'Avaliação do link Padrão'.A8:'Avaliação do link Padrão'.A11 'Avaliação do link Padrão'.C7:'Avaliação do link Padrão'.C11" chart:data-source-has-labels="both" svg:x="0.169cm" svg:y="0.15cm" svg:width="6.044cm" svg:height="7.245cm">
          <chartooo:coordinate-region svg:x="1.267cm" svg:y="0.349cm" svg:width="4.614cm" svg:height="6.399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C8:'Avaliação do link Padrão'.C11" chart:label-cell-address="'Avaliação do link Padrão'.C7:'Avaliação do link Padrão'.C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Padrão'.C7:'Avaliação do link Padrão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.014">
                <text:p>0.014</text:p>
                <draw:g>
                  <svg:desc>'Avaliação do link Padrão'.C8:'Avaliação do link Padrão'.C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62cm" svg:height="5.818cm" xlink:href=".." xlink:type="simple" chart:class="chart:line" chart:style-name="ch1">
        <chart:legend chart:legend-position="end" svg:x="5.142cm" svg:y="2.411cm" style:legend-expansion="high" chart:style-name="ch2"/>
        <chart:plot-area chart:style-name="ch3" table:cell-range-address="'Avaliação do link Padrão'.A8:'Avaliação do link Padrão'.A11 'Avaliação do link Padrão'.D7:'Avaliação do link Padrão'.D11" chart:data-source-has-labels="both" svg:x="0.157cm" svg:y="0.116cm" svg:width="4.828cm" svg:height="5.586cm">
          <chartooo:coordinate-region svg:x="0.884cm" svg:y="0.315cm" svg:width="3.769cm" svg:height="4.74cm"/>
          <chart:axis chart:dimension="x" chart:name="primary-x" chart:style-name="ch4" chartooo:axis-type="auto">
            <chartooo:date-scale/>
            <chart:categories table:cell-range-address="'Avaliação do link Padrão'.A8:'Avaliação do link Padrão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Padrão'.D8:'Avaliação do link Padrão'.D11" chart:label-cell-address="'Avaliação do link Padrão'.D7:'Avaliação do link Padrão'.D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Padrão'.D7:'Avaliação do link Padrão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Padrão'.A8:'Avaliação do link Padrão'.A11</svg:desc>
                </draw:g>
              </table:table-cell>
              <table:table-cell office:value-type="float" office:value="0">
                <text:p>0</text:p>
                <draw:g>
                  <svg:desc>'Avaliação do link Padrão'.D8:'Avaliação do link Padrão'.D11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36cm" svg:height="3.986cm" xlink:href=".." xlink:type="simple" chart:class="chart:line" chart:style-name="ch1">
        <chart:legend chart:legend-position="end" svg:x="6.393cm" svg:y="1.694cm" style:legend-expansion="high" chart:style-name="ch2"/>
        <chart:plot-area chart:style-name="ch3" table:cell-range-address="'Avaliação do Link com Latência Variável'.A9:'Avaliação do Link com Latência Variável'.B13" chart:data-source-has-labels="both" svg:x="0.208cm" svg:y="0.079cm" svg:width="5.977cm" svg:height="3.828cm">
          <chartooo:coordinate-region svg:x="1.015cm" svg:y="0.278cm" svg:width="4.679cm" svg:height="2.982cm"/>
          <chart:axis chart:dimension="x" chart:name="primary-x" chart:style-name="ch4" chartooo:axis-type="auto">
            <chartooo:date-scale/>
            <chart:categories table:cell-range-address="'Avaliação do Link com Latência Variável'.A10:'Avaliação do Link com Latência Variável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10:'Avaliação do Link com Latência Variável'.B13" chart:label-cell-address="'Avaliação do Link com Latência Variável'.B9:'Avaliação do Link com Latência Variável'.B9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9:'Avaliação do Link com Latência Variável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com Latência Variável'.A10:'Avaliação do Link com Latência Variável'.A13</svg:desc>
                </draw:g>
              </table:table-cell>
              <table:table-cell office:value-type="float" office:value="228">
                <text:p>228</text:p>
                <draw:g>
                  <svg:desc>'Avaliação do Link com Latência Variável'.B10:'Avaliação do Link com Latência Variável'.B13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1440">
                <text:p>14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17cm" svg:height="4.755cm" xlink:href=".." xlink:type="simple" chart:class="chart:line" chart:style-name="ch1">
        <chart:legend chart:legend-position="end" svg:x="3.859cm" svg:y="1.879cm" style:legend-expansion="high" chart:style-name="ch2"/>
        <chart:plot-area chart:style-name="ch3" table:cell-range-address="'Avaliação do Link com Latência Variável'.A24:'Avaliação do Link com Latência Variável'.B28" chart:data-source-has-labels="both" svg:x="0.136cm" svg:y="0.095cm" svg:width="3.587cm" svg:height="4.565cm">
          <chartooo:coordinate-region svg:x="0.757cm" svg:y="0.294cm" svg:width="2.634cm" svg:height="3.719cm"/>
          <chart:axis chart:dimension="x" chart:name="primary-x" chart:style-name="ch4" chartooo:axis-type="auto">
            <chartooo:date-scale/>
            <chart:categories table:cell-range-address="'Avaliação do Link com Latência Variável'.A25:'Avaliação do Link com Latência Variável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B25:'Avaliação do Link com Latência Variável'.B28" chart:label-cell-address="'Avaliação do Link com Latência Variável'.B24:'Avaliação do Link com Latência Variável'.B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Latência Variável'.B24:'Avaliação do Link com Latência Variável'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5:'Avaliação do Link com Latência Variável'.A28</svg:desc>
                </draw:g>
              </table:table-cell>
              <table:table-cell office:value-type="float" office:value="0.05">
                <text:p>0.05</text:p>
                <draw:g>
                  <svg:desc>'Avaliação do Link com Latência Variável'.B25:'Avaliação do Link com Latência Variável'.B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642cm" svg:height="5.526cm" xlink:href=".." xlink:type="simple" chart:class="chart:line" chart:style-name="ch1">
        <chart:legend chart:legend-position="end" svg:x="5.531cm" svg:y="2.464cm" style:legend-expansion="high" chart:style-name="ch2"/>
        <chart:plot-area chart:style-name="ch3" table:cell-range-address="'Avaliação do Link com Latência Variável'.A25:'Avaliação do Link com Latência Variável'.A28 'Avaliação do Link com Latência Variável'.C24:'Avaliação do Link com Latência Variável'.C28" chart:data-source-has-labels="both" svg:x="0.152cm" svg:y="0.11cm" svg:width="5.227cm" svg:height="5.306cm">
          <chartooo:coordinate-region svg:x="1.435cm" svg:y="0.309cm" svg:width="3.612cm" svg:height="4.461cm"/>
          <chart:axis chart:dimension="x" chart:name="primary-x" chart:style-name="ch4" chartooo:axis-type="auto">
            <chartooo:date-scale/>
            <chart:categories table:cell-range-address="'Avaliação do Link com Latência Variável'.A25:'Avaliação do Link com Latência Variável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C25:'Avaliação do Link com Latência Variável'.C28" chart:label-cell-address="'Avaliação do Link com Latência Variável'.C24:'Avaliação do Link com Latência Variável'.C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itter</text:p>
                <draw:g>
                  <svg:desc>'Avaliação do Link com Latência Variável'.C24:'Avaliação do Link com Latência Variável'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5:'Avaliação do Link com Latência Variável'.A28</svg:desc>
                </draw:g>
              </table:table-cell>
              <table:table-cell office:value-type="float" office:value="0.016">
                <text:p>0.016</text:p>
                <draw:g>
                  <svg:desc>'Avaliação do Link com Latência Variável'.C25:'Avaliação do Link com Latência Variável'.C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5cm" svg:height="4.941cm" xlink:href=".." xlink:type="simple" chart:class="chart:line" chart:style-name="ch1">
        <chart:legend chart:legend-position="end" svg:x="5.445cm" svg:y="1.972cm" style:legend-expansion="high" chart:style-name="ch2"/>
        <chart:plot-area chart:style-name="ch3" table:cell-range-address="'Avaliação do Link com Latência Variável'.A25:'Avaliação do Link com Latência Variável'.A28 'Avaliação do Link com Latência Variável'.D24:'Avaliação do Link com Latência Variável'.D28" chart:data-source-has-labels="both" svg:x="0.163cm" svg:y="0.098cm" svg:width="5.119cm" svg:height="4.745cm">
          <chartooo:coordinate-region svg:x="0.89cm" svg:y="0.297cm" svg:width="4.06cm" svg:height="3.899cm"/>
          <chart:axis chart:dimension="x" chart:name="primary-x" chart:style-name="ch4" chartooo:axis-type="auto">
            <chartooo:date-scale/>
            <chart:categories table:cell-range-address="'Avaliação do Link com Latência Variável'.A25:'Avaliação do Link com Latência Variável'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Latência Variável'.D25:'Avaliação do Link com Latência Variável'.D28" chart:label-cell-address="'Avaliação do Link com Latência Variável'.D24:'Avaliação do Link com Latência Variável'.D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a de Pacotes</text:p>
                <draw:g>
                  <svg:desc>'Avaliação do Link com Latência Variável'.D24:'Avaliação do Link com Latência Variável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K</text:p>
                <draw:g>
                  <svg:desc>'Avaliação do Link com Latência Variável'.A25:'Avaliação do Link com Latência Variável'.A28</svg:desc>
                </draw:g>
              </table:table-cell>
              <table:table-cell office:value-type="float" office:value="0">
                <text:p>0</text:p>
                <draw:g>
                  <svg:desc>'Avaliação do Link com Latência Variável'.D25:'Avaliação do Link com Latência Variável'.D28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843cm" svg:height="2.95cm" xlink:href=".." xlink:type="simple" chart:class="chart:line" chart:style-name="ch1">
        <chart:legend chart:legend-position="end" svg:x="4.885cm" svg:y="0.977cm" style:legend-expansion="high" chart:style-name="ch2"/>
        <chart:plot-area chart:style-name="ch3" table:cell-range-address="'Avaliação do Link com Perda de Pacotes'.A9:'Avaliação do Link com Perda de Pacotes'.B13" chart:data-source-has-labels="both" svg:x="0.156cm" svg:y="0.059cm" svg:width="4.573cm" svg:height="2.832cm">
          <chartooo:coordinate-region svg:x="0.777cm" svg:y="0.258cm" svg:width="3.46cm" svg:height="1.986cm"/>
          <chart:axis chart:dimension="x" chart:name="primary-x" chart:style-name="ch4" chartooo:axis-type="auto">
            <chartooo:date-scale/>
            <chart:categories table:cell-range-address="'Avaliação do Link com Perda de Pacotes'.A10:'Avaliação do Link com Perda de Pacotes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aliação do Link com Perda de Pacotes'.B10:'Avaliação do Link com Perda de Pacotes'.B13" chart:label-cell-address="'Avaliação do Link com Perda de Pacotes'.B9:'Avaliação do Link com Perda de Pacotes'.B9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rgura de Banda</text:p>
                <draw:g>
                  <svg:desc>'Avaliação do Link com Perda de Pacotes'.B9:'Avaliação do Link com Perda de Pacotes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</text:p>
                <draw:g>
                  <svg:desc>'Avaliação do Link com Perda de Pacotes'.A10:'Avaliação do Link com Perda de Pacotes'.A13</svg:desc>
                </draw:g>
              </table:table-cell>
              <table:table-cell office:value-type="float" office:value="38.9">
                <text:p>38.9</text:p>
                <draw:g>
                  <svg:desc>'Avaliação do Link com Perda de Pacotes'.B10:'Avaliação do Link com Perda de Pacotes'.B13</svg:desc>
                </draw:g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91.9">
                <text:p>91.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